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6mm"/>
    </style:style>
    <style:style style:name="co3" style:family="table-column">
      <style:table-column-properties fo:break-before="auto" style:column-width="85.23mm"/>
    </style:style>
    <style:style style:name="co4" style:family="table-column">
      <style:table-column-properties fo:break-before="auto" style:column-width="38.44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0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59mm" fo:break-before="auto" style:use-optimal-row-height="false"/>
    </style:style>
    <style:style style:name="ro3" style:family="table-row">
      <style:table-row-properties style:row-height="40.36mm" fo:break-before="auto" style:use-optimal-row-height="false"/>
    </style:style>
    <style:style style:name="ro4" style:family="table-row">
      <style:table-row-properties style:row-height="10.02mm" fo:break-before="auto" style:use-optimal-row-height="false"/>
    </style:style>
    <style:style style:name="ro5" style:family="table-row">
      <style:table-row-properties style:row-height="41.98mm" fo:break-before="auto" style:use-optimal-row-height="false"/>
    </style:style>
    <style:style style:name="ro6" style:family="table-row">
      <style:table-row-properties style:row-height="37.55mm" fo:break-before="auto" style:use-optimal-row-height="false"/>
    </style:style>
    <style:style style:name="ro7" style:family="table-row">
      <style:table-row-properties style:row-height="42.46mm" fo:break-before="auto" style:use-optimal-row-height="true"/>
    </style:style>
    <style:style style:name="ro8" style:family="table-row">
      <style:table-row-properties style:row-height="25.66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8.85mm" fo:break-before="auto" style:use-optimal-row-height="true"/>
    </style:style>
    <style:style style:name="ro11" style:family="table-row">
      <style:table-row-properties style:row-height="17.25mm" fo:break-before="auto" style:use-optimal-row-height="true"/>
    </style:style>
    <style:style style:name="ro12" style:family="table-row">
      <style:table-row-properties style:row-height="75.39mm" fo:break-before="auto" style:use-optimal-row-height="false"/>
    </style:style>
    <style:style style:name="ro13" style:family="table-row">
      <style:table-row-properties style:row-height="55.79mm" fo:break-before="auto" style:use-optimal-row-height="false"/>
    </style:style>
    <style:style style:name="ro14" style:family="table-row">
      <style:table-row-properties style:row-height="63.78mm" fo:break-before="auto" style:use-optimal-row-height="false"/>
    </style:style>
    <style:style style:name="ro15" style:family="table-row">
      <style:table-row-properties style:row-height="45.3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5" style:family="table-cell" style:parent-style-name="Default">
      <style:table-cell-properties fo:border="none" style:vertical-align="top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</style:style>
    <style:style style:name="ce13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Liberation Sans" style:font-name-asian="DejaVu Sans" style:font-name-complex="FreeSans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style:font-name-asian="DejaVu Sans" style:font-name-complex="FreeSans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Liberation Sans" style:font-name-asian="DejaVu Sans" style:font-name-complex="FreeSans"/>
    </style:style>
    <style:style style:name="ce2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font-name="Liberation Sans" style:font-name-asian="DejaVu Sans" style:font-name-complex="FreeSans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to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DejaVu Sans" style:font-name-complex="FreeSans"/>
    </style:style>
    <style:style style:name="ce29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center" fo:margin-left="0mm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center" fo:margin-left="0mm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9"/>
        <table:table-column table:style-name="co5" table:default-cell-style-name="ce26"/>
        <table:table-column table:style-name="co6" table:default-cell-style-name="ce26"/>
        <table:table-column table:style-name="co7" table:default-cell-style-name="ce10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Notice:</text:p>
          </table:table-cell>
          <table:covered-table-cell table:style-name="ce11"/>
          <table:table-cell table:style-name="ce20" table:number-columns-spanned="4" table:number-rows-spanned="1"/>
          <table:covered-table-cell table:style-name="ce5"/>
          <table:covered-table-cell table:style-name="ce31"/>
          <table:covered-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string" calcext:value-type="string" table:number-columns-spanned="5" table:number-rows-spanned="1">
            <text:p>The basis for this comparison is a reduce UML meta model which contains only the most necessary elements to define Statemachines.</text:p>
          </table:table-cell>
          <table:covered-table-cell table:style-name="ce11"/>
          <table:covered-table-cell table:style-name="ce21"/>
          <table:covered-table-cell table:number-columns-repeated="2" table:style-name="ce12"/>
          <table:table-cell table:style-name="ce12"/>
          <table:table-cell table:style-name="ce1" table:number-columns-repeated="1015"/>
          <table:table-cell table:number-columns-repeated="2"/>
        </table:table-row>
        <table:table-row table:style-name="ro1">
          <table:table-cell/>
          <table:table-cell table:style-name="ce5"/>
          <table:table-cell table:style-name="ce12"/>
          <table:table-cell table:style-name="ce2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No.</text:p>
          </table:table-cell>
          <table:table-cell table:style-name="ce13" office:value-type="string" calcext:value-type="string">
            <text:p>Magic Draw Edit Operation</text:p>
          </table:table-cell>
          <table:table-cell table:style-name="ce23" office:value-type="string" calcext:value-type="string">
            <text:p>Informal Specification</text:p>
          </table:table-cell>
          <table:table-cell table:style-name="ce27" office:value-type="string" calcext:value-type="string">
            <text:p>In Editor</text:p>
          </table:table-cell>
          <table:table-cell table:style-name="ce32" office:value-type="string" calcext:value-type="string">
            <text:p>Is Generated</text:p>
          </table:table-cell>
          <table:table-cell table:style-name="ce33" office:value-type="string" calcext:value-type="string">
            <text:p>Generated Opera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ADD_Behavior_(postcondition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ADD_Behavior_(precondition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ADD_Behavior_(redefinedBehavior)_TGT_Behavior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ADD_ConnectionPointReference_(entry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ADD_ConnectionPointReference_(exit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ADD_StateMachine_(extendedStateMachine)_TGT_StateMachine_execute.henshin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7.</text:p>
          </table:table-cell>
          <table:table-cell table:style-name="ce11" office:value-type="string" calcext:value-type="string">
            <text:p>CreateSubstatemachineInRegion(s)</text:p>
          </table:table-cell>
          <table:table-cell table:style-name="ce8" office:value-type="string" calcext:value-type="string">
            <text:p>A Statemachine can reference one or more States s which itself can have contained Statemachines. This operation adds another State to the non-containment reference list „submachineState“ of a Statemachine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ADD_StateMachine_(submachine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HANGE_REFERENCE_Transition_(source)_TGT_Vertex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HANGE_REFERENCE_Transition_(target)_TGT_Vertex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5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CREATE_ConnectionPointReferenc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6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ConnectionPointReference_IN_State_(connection)_execute.henshin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8" office:value-type="string" calcext:value-type="string">
            <text:p>21.</text:p>
          </table:table-cell>
          <table:table-cell table:style-name="ce14"/>
          <table:table-cell table:style-name="ce8" office:value-type="string" calcext:value-type="string">
            <text:p>Creates A Finalstate in a Region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4" office:value-type="string" calcext:value-type="string">
            <text:p>CREATE_FinalState_IN_Region_(subvertex)_execute.henshin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string" calcext:value-type="string">
            <text:p>43.</text:p>
          </table:table-cell>
          <table:table-cell table:style-name="ce11"/>
          <table:table-cell table:style-name="ce8" office:value-type="string" calcext:value-type="string">
            <text:p>A State can imply a system activity or behavior, which can be described by, e.g., a ProtocolStateMachine. This Operation creates a ProtocolStatemachine as target for the containment reference „doActivity“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rotocolStateMachine_IN_State_(doActivity)_execute.henshin</text:p>
          </table:table-cell>
          <table:table-cell table:number-columns-repeated="1017"/>
        </table:table-row>
        <table:table-row table:style-name="ro6">
          <table:table-cell/>
          <table:table-cell table:style-name="ce7" office:value-type="string" calcext:value-type="string">
            <text:p>44.</text:p>
          </table:table-cell>
          <table:table-cell table:style-name="ce11"/>
          <table:table-cell table:style-name="ce8" office:value-type="string" calcext:value-type="string">
            <text:p>A State can prescribe an entry behavior which should be processed before the state activity. This operation creates a ProtocolStateMachine as <text:s/>target of the containment reference „entry“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rotocolStateMachine_IN_State_(entry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45.</text:p>
          </table:table-cell>
          <table:table-cell table:style-name="ce11"/>
          <table:table-cell table:style-name="ce24" office:value-type="string" calcext:value-type="string">
            <text:p>A State can prescribe an exit behavior which should be processed after the state activity. This operation creates a ProtocolStateMachine as <text:s/>target of the containment reference „exit“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rotocolStateMachine_IN_State_(exit)_execute.henshin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46.</text:p>
          </table:table-cell>
          <table:table-cell table:style-name="ce11"/>
          <table:table-cell table:style-name="ce8" office:value-type="string" calcext:value-type="string">
            <text:p>This operation creates a ProtocolStatemachine as target of a containment reference „effect“ to Transition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rotocolStateMachine_IN_Transition_(effect)_execute.henshin</text:p>
          </table:table-cell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>
            <text:p>47.</text:p>
          </table:table-cell>
          <table:table-cell table:style-name="ce11" office:value-type="string" calcext:value-type="string">
            <text:p>CreatePseudostateInRegion(k, r)</text:p>
          </table:table-cell>
          <table:table-cell table:style-name="ce8" office:value-type="string" calcext:value-type="string">
            <text:p>Creates a Pseudostate of a specific, given kind k to a Region r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seudostate_IN_Region_(subvertex)_execute.henshin</text:p>
          </table:table-cell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>
            <text:p>48.</text:p>
          </table:table-cell>
          <table:table-cell table:style-name="ce11" office:value-type="string" calcext:value-type="string">
            <text:p>CreatePseudostateInState(k, s)</text:p>
          </table:table-cell>
          <table:table-cell table:style-name="ce8" office:value-type="string" calcext:value-type="string">
            <text:p>Creates a Pseudostate of a specific, given kind k to a State s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seudostate_IN_State_(connectionPoint)_execute.henshin</text:p>
          </table:table-cell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>
            <text:p>49.</text:p>
          </table:table-cell>
          <table:table-cell table:style-name="ce15" office:value-type="string" calcext:value-type="string">
            <text:p>CreatePseudostateInStateMachine(k, s)</text:p>
          </table:table-cell>
          <table:table-cell table:style-name="ce8" office:value-type="string" calcext:value-type="string">
            <text:p>Creates a Pseudostate of a specific, given kind k to a StateMachine s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seudostate_IN_StateMachine_(connectionPoint)_execute.henshin</text:p>
          </table:table-cell>
          <table:table-cell table:number-columns-repeated="1017"/>
        </table:table-row>
        <table:table-row table:style-name="ro10">
          <table:table-cell/>
          <table:table-cell table:style-name="ce7" office:value-type="string" calcext:value-type="string">
            <text:p>50.</text:p>
          </table:table-cell>
          <table:table-cell table:style-name="ce11"/>
          <table:table-cell table:style-name="ce8" office:value-type="string" calcext:value-type="string">
            <text:p>Creates a Region in a Stat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Region_IN_State_(region)_execute.henshin</text:p>
          </table:table-cell>
          <table:table-cell table:number-columns-repeated="1017"/>
        </table:table-row>
        <table:table-row table:style-name="ro10">
          <table:table-cell/>
          <table:table-cell table:style-name="ce7" office:value-type="string" calcext:value-type="string">
            <text:p>51.</text:p>
          </table:table-cell>
          <table:table-cell table:style-name="ce11"/>
          <table:table-cell table:style-name="ce8" office:value-type="string" calcext:value-type="string">
            <text:p>Creates a Region in a Statemachin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Region_IN_StateMachine_(region)_execute.henshin</text:p>
          </table:table-cell>
          <table:table-cell table:number-columns-repeated="1017"/>
        </table:table-row>
        <table:table-row table:style-name="ro11">
          <table:table-cell/>
          <table:table-cell table:style-name="ce7" office:value-type="string" calcext:value-type="string">
            <text:p>55.</text:p>
          </table:table-cell>
          <table:table-cell table:style-name="ce14" office:value-type="string" calcext:value-type="string">
            <text:p>CreateCompositeStateInRegion()</text:p>
          </table:table-cell>
          <table:table-cell table:style-name="ce24" office:value-type="string" calcext:value-type="string">
            <text:p>Creates a State in a Region. Additionally, a Region is also created inside the new State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9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Machine_IN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0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Machine_IN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1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Machine_IN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2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Machine_IN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3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Transition_IN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4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Trigger_IN_State_(deferrable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5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Trigger_IN_Transition_(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9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ConnectionPointReferenc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0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ConnectionPointReference_IN_State_(connec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1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DELETE_Constraint_IN_Namespace_(ownedRul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7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Final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9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rotocolStateMachine_IN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0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rotocolStateMachine_IN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1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rotocolStateMachine_IN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2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rotocolStateMachine_IN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3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seudo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4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seudostate_IN_Stat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5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seudostate_IN_StateMachin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6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Region_IN_Stat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7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Region_IN_StateMachin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21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25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Machine_IN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26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Machine_IN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27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Machine_IN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28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Machine_IN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39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Transition_IN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40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Trigger_IN_State_(deferrable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41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Trigger_IN_Transition_(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28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REMOVE_Behavior_(postcondition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29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REMOVE_Behavior_(precondition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0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REMOVE_Behavior_(redefinedBehavior)_TGT_Behavior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1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REMOVE_ConnectionPointReference_(entry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2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REMOVE_ConnectionPointReference_(exit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3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REMOVE_StateMachine_(extendedStateMachine)_TGT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4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REMOVE_StateMachine_(submachine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6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SET_ATTRIBUTE_Behavior_IsReentra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7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SET_ATTRIBUTE_Expression_Symbol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8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7" office:value-type="string" calcext:value-type="string">
            <text:p>SET_ATTRIBUTE_NamedElement_Nam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9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ATTRIBUTE_Pseudostate_Kind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42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ATTRIBUTE_Transition_Kind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45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Region_(extendedRegion)_TGT_Reg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46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State_(redefined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47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State_(stateInvariant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48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State_(submachine)_TGT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49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Transition_(guard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50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Transition_(redefinedTransition)_TGT_Transit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51.</text:p>
          </table:table-cell>
          <table:table-cell table:style-name="ce11"/>
          <table:table-cell table:style-name="ce8"/>
          <table:table-cell table:style-name="ce28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ATTRIBUTE_Behavior_IsReentra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52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UNSET_ATTRIBUTE_NamedElement_Nam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54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ATTRIBUTE_Pseudostate_Kind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57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ATTRIBUTE_Transition_Kind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0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Region_(extendedRegion)_TGT_Reg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1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State_(redefined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2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State_(stateInvariant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3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State_(submachine)_TGT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4.</text:p>
          </table:table-cell>
          <table:table-cell table:style-name="ce11"/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Transition_(guard)_TGT_Constraint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5.</text:p>
          </table:table-cell>
          <table:table-cell table:style-name="ce11"/>
          <table:table-cell table:style-name="ce8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UNSET_REFERENCE_Transition_(redefinedTransition)_TGT_Transit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6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ConnectionPointReferenc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7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ConnectionPointReference_FROM_State_(connection)_TO_State_(connec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8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Constraint_FROM_Namespace_(ownedRule)_TO_Namespace_(ownedRul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69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FinalState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0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Final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1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Final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2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Protocol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3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Region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4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Reg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5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State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6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7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8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9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Transition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0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DOWN_Transit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1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Final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2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rotocolStateMachine_FROM_State_(doActivity)_TO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3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rotocolStateMachine_FROM_State_(entry)_TO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4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rotocolStateMachine_FROM_State_(exit)_TO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5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rotocol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6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seudo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7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seudostate_FROM_State_(connectionPoint)_TO_Stat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8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Pseudostate_FROM_StateMachine_(connectionPoint)_TO_StateMachin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89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Region_FROM_State_(region)_TO_Stat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0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Region_FROM_StateMachine_(region)_TO_StateMachin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1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2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Machine_FROM_State_(doActivity)_TO_State_(doActivit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3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Machine_FROM_State_(entry)_TO_State_(entry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4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Machine_FROM_State_(exit)_TO_State_(exi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5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6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Transition_FROM_Region_(transition)_TO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7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Trigger_FROM_State_(deferrableTrigger)_TO_State_(deferrable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8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Trigger_FROM_Transition_(trigger)_TO_Transition_(trigger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99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FinalState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0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Final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1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Final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2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Protocol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3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Region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4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Reg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5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State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6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7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8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StateMachine_FROM_Transition_(effect)_TO_Transition_(effec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9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Transition_FROM_Constraint_(context)_TO_Constraint_(contex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10.</text:p>
          </table:table-cell>
          <table:table-cell table:style-name="ce11"/>
          <table:table-cell table:style-name="ce8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MOVE_UP_Transit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Special Edit Operations In The Editor</text:p>
          </table:table-cell>
          <table:covered-table-cell table:style-name="ce16"/>
          <table:covered-table-cell table:style-name="ce25"/>
          <table:covered-table-cell table:number-columns-repeated="2" table:style-name="ce29"/>
          <table:covered-table-cell table:style-name="ce16"/>
          <table:table-cell table:number-columns-repeated="1017"/>
        </table:table-row>
        <table:table-row table:style-name="ro12">
          <table:table-cell table:style-name="ce1"/>
          <table:table-cell table:style-name="ce8" office:value-type="string" calcext:value-type="string">
            <text:p>311.</text:p>
          </table:table-cell>
          <table:table-cell table:style-name="ce14" office:value-type="string" calcext:value-type="string">
            <text:p>CreateNewStatemachineDiagram()</text:p>
          </table:table-cell>
          <table:table-cell table:style-name="ce24" office:value-type="string" calcext:value-type="string">
            <text:p>A Statemachine and an internal Region is created together with an internal InitialState, a State and a Transition between them. No Names are given. Note: The State is not created together with an internal Region allthough this is mandatory in the UML specification! This is a complex operation which comprises several atomic not consistency-preserving edit operations.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ot</text:p>
          </table:table-cell>
          <table:table-cell table:style-name="ce14"/>
          <table:table-cell table:style-name="ce1" table:number-columns-repeated="1015"/>
          <table:table-cell table:number-columns-repeated="2"/>
        </table:table-row>
        <table:table-row table:style-name="ro13">
          <table:table-cell/>
          <table:table-cell table:style-name="ce8" office:value-type="string" calcext:value-type="string">
            <text:p>312.</text:p>
          </table:table-cell>
          <table:table-cell table:style-name="ce14" office:value-type="string" calcext:value-type="string">
            <text:p>CreateGuardInTransition()</text:p>
          </table:table-cell>
          <table:table-cell table:style-name="ce8" office:value-type="string" calcext:value-type="string">
            <text:p>A Constraint is created in the Transition (connected over the containment reference „ownedRule“) and addionally, the non-constainment reference „guard“ is set to target this Constraint. This is a complex operation which comprises atomic consistency-preserving operations.</text:p>
          </table:table-cell>
          <table:table-cell table:style-name="ce8" office:value-type="string" calcext:value-type="string">
            <text:p>x</text:p>
          </table:table-cell>
          <table:table-cell table:style-name="ce24" office:value-type="string" calcext:value-type="string">
            <text:p>not</text:p>
          </table:table-cell>
          <table:table-cell table:style-name="ce14"/>
          <table:table-cell table:number-columns-repeated="1017"/>
        </table:table-row>
        <table:table-row table:style-name="ro14">
          <table:table-cell/>
          <table:table-cell table:style-name="ce8" office:value-type="string" calcext:value-type="string">
            <text:p>313.</text:p>
          </table:table-cell>
          <table:table-cell table:style-name="ce17" office:value-type="string" calcext:value-type="string">
            <text:p>CreateStateInvariantInState()</text:p>
          </table:table-cell>
          <table:table-cell table:style-name="ce24" office:value-type="string" calcext:value-type="string">
            <text:p>A Constraint is created in the State (connected over the containment reference „ownedRule“) and additionally, the non-constainment reference „stateInvariant“ is set to target this Constraint. This is a complex operation which comprises several atomic consistency-preserving edit operations.</text:p>
          </table:table-cell>
          <table:table-cell table:style-name="ce8" office:value-type="string" calcext:value-type="string">
            <text:p>x</text:p>
          </table:table-cell>
          <table:table-cell table:style-name="ce24" office:value-type="string" calcext:value-type="string">
            <text:p>not</text:p>
          </table:table-cell>
          <table:table-cell table:style-name="ce14"/>
          <table:table-cell table:number-columns-repeated="1017"/>
        </table:table-row>
        <table:table-row table:style-name="ro15">
          <table:table-cell/>
          <table:table-cell table:style-name="ce8" office:value-type="string" calcext:value-type="string">
            <text:p>314.</text:p>
          </table:table-cell>
          <table:table-cell table:style-name="ce18" office:value-type="string" calcext:value-type="string">
            <text:p>CreateOrthogonalStateInRegion()</text:p>
          </table:table-cell>
          <table:table-cell table:style-name="ce24" office:value-type="string" calcext:value-type="string">
            <text:p>Creates a State together with two contained Region inside another Region. This is a complex operation which comprises several atomic consistency-preserving edit operations.</text:p>
          </table:table-cell>
          <table:table-cell table:style-name="ce8" office:value-type="string" calcext:value-type="string">
            <text:p>x</text:p>
          </table:table-cell>
          <table:table-cell table:style-name="ce24" office:value-type="string" calcext:value-type="string">
            <text:p>not</text:p>
          </table:table-cell>
          <table:table-cell table:style-name="ce14"/>
          <table:table-cell table:number-columns-repeated="1017"/>
        </table:table-row>
        <table:table-row table:style-name="ro1" table:number-rows-repeated="20">
          <table:table-cell table:number-columns-repeated="4"/>
          <table:table-cell table:style-name="ce30"/>
          <table:table-cell table:number-columns-repeated="1019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.00.0000</text:date>, <text:time style:data-style-name="N2" text:time-value="16:15:19.0269872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8:34:00.104029729</meta:creation-date>
    <dc:date>2015-10-14T17:13:31.601741598</dc:date>
    <meta:editing-duration>PT5H10M33S</meta:editing-duration>
    <meta:editing-cycles>44</meta:editing-cycles>
    <meta:generator>LibreOffice/5.0.2.2$Linux_X86_64 LibreOffice_project/00m0$Build-2</meta:generator>
    <meta:document-statistic meta:table-count="1" meta:cell-count="516" meta:object-count="0"/>
  </office:meta>
</office:document-meta>
</file>